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ϕ</mo>
        <mo stretchy="false">̂</mo>
      </mover>
      <mi/>
      <mfenced open="∣" close="〉">
        <mrow>
          <msub>
            <mo stretchy="false">ϕ</mo>
            <mrow>
              <msub>
                <mo stretchy="false">α</mo>
                <mi>i</mi>
              </msub>
            </mrow>
          </msub>
        </mrow>
      </mfenced>
      <mrow>
        <mi/>
        <mo stretchy="false">=</mo>
        <mi/>
      </mrow>
      <msub>
        <mo stretchy="false">ϕ</mo>
        <mrow>
          <msub>
            <mo stretchy="false">α</mo>
            <mi>i</mi>
          </msub>
        </mrow>
      </msub>
      <mi/>
      <mfenced open="∣" close="〉">
        <mrow>
          <msub>
            <mo stretchy="false">ϕ</mo>
            <mrow>
              <msub>
                <mo stretchy="false">α</mo>
                <mi>i</mi>
              </msub>
            </mrow>
          </msub>
        </mrow>
      </mfenced>
      <mi/>
      <mtext> ; </mtext>
      <mi/>
      <mrow>
        <mo stretchy="false">〈</mo>
        <mrow>
          <mrow>
            <msub>
              <mo stretchy="false">ϕ</mo>
              <mrow>
                <msub>
                  <mo stretchy="false">α</mo>
                  <mi>i</mi>
                </msub>
              </mrow>
            </msub>
          </mrow>
          <mo stretchy="false">∣</mo>
          <mrow>
            <msub>
              <mo stretchy="false">ϕ</mo>
              <mrow>
                <msub>
                  <mo stretchy="false">α</mo>
                  <mi>j</mi>
                </msub>
              </mrow>
            </msub>
          </mrow>
        </mrow>
        <mo stretchy="false">〉</mo>
      </mrow>
      <mrow>
        <mi/>
        <mo stretchy="false">=</mo>
        <mi/>
      </mrow>
      <mo stretchy="false">δ</mo>
      <mrow>
        <mo stretchy="false">(</mo>
        <mrow>
          <msub>
            <mo stretchy="false">α</mo>
            <mi>i</mi>
          </msub>
          <mi>,</mi>
          <msub>
            <mo stretchy="false">α</mo>
            <mi>j</mi>
          </msub>
        </mrow>
        <mo stretchy="false">)</mo>
      </mrow>
      <mi/>
      <mtext> ; </mtext>
      <mi/>
      <mrow>
        <munder>
          <mo stretchy="false">∫</mo>
          <mrow>
            <msub>
              <mo stretchy="false">α</mo>
              <mi>i</mi>
            </msub>
          </mrow>
        </munder>
        <mi/>
      </mrow>
      <mfenced open="∣" close="〉">
        <mrow>
          <msub>
            <mo stretchy="false">ϕ</mo>
            <mrow>
              <msub>
                <mo stretchy="false">α</mo>
                <mi>i</mi>
              </msub>
            </mrow>
          </msub>
        </mrow>
      </mfenced>
      <mi/>
      <mfenced open="〈" close="∣">
        <mrow>
          <msub>
            <mo stretchy="false">ϕ</mo>
            <mrow>
              <msub>
                <mo stretchy="false">α</mo>
                <mi>i</mi>
              </msub>
            </mrow>
          </msub>
        </mrow>
      </mfenced>
      <mrow>
        <mi/>
        <mo stretchy="false">=</mo>
        <mi/>
      </mrow>
      <msub>
        <mrow>
          <mstyle mathvariant="bold">
            <mrow>
              <mn>1</mn>
            </mrow>
          </mstyle>
        </mrow>
        <mn>1</mn>
      </msub>
    </mrow>
    <annotation encoding="StarMath 5.0">hat %iphi 
` 
left lline 
 %iphi _{%ialpha _i} 
right rangle 
~=~ 
%iphi _{%ialpha _i} 
` 
left lline 
 %iphi _{%ialpha _i} 
right rangle 
~" ; "~ 
langle 
 %iphi _{%ialpha _i} mline 
 %iphi _{%ialpha _j} 
rangle 
~=~ 
%idelta (%ialpha _i , %ialpha _j) 
~" ; "~ 
int from {%ialpha _i} 
` 
left lline 
 %iphi _{%ialpha _i} 
right rangle 
` 
left langle 
 %iphi _{%ialpha _i} 
right rline 
~=~ {bold 1} _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58:53.808000000</meta:creation-date>
    <meta:generator>LibreOffice/4.1.4.2$Windows_x86 LibreOffice_project/0a0440ccc0227ad9829de5f46be37cfb6edcf72</meta:generator>
  </office:meta>
</office:document-meta>
</file>